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start="Arrowheads_20_1" draw:marker-end="Arrowheads_20_1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5" style:family="graphic" style:parent-style-name="objectwithoutfill">
      <style:graphic-properties draw:stroke="solid" draw:stroke-dash="Fine_20_Dotted" svg:stroke-color="#999999" draw:marker-start="Arrowheads_20_1" draw:marker-end="Arrowheads_20_1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5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762cm" svg:y1="11.181cm" svg:x2="26.672cm" svg:y2="11.181cm">
            <text:p/>
          </draw:line>
          <draw:line draw:style-name="gr2" draw:text-style-name="P1" draw:layer="layout" svg:x1="4.861cm" svg:y1="11.184cm" svg:x2="4.861cm" svg:y2="3.535cm">
            <text:p/>
          </draw:line>
          <draw:frame draw:style-name="gr3" draw:layer="layout" svg:width="3.321cm" svg:height="0.962cm" svg:x="1.459cm" svg:y="9.388cm">
            <draw:text-box>
              <text:p>Low State</text:p>
            </draw:text-box>
          </draw:frame>
          <draw:frame draw:style-name="gr4" draw:layer="layout" svg:width="3.461cm" svg:height="0.962cm" svg:x="1.46cm" svg:y="4.288cm">
            <draw:text-box>
              <text:p>High State</text:p>
            </draw:text-box>
          </draw:frame>
          <draw:g>
            <draw:line draw:style-name="gr5" draw:text-style-name="P1" draw:layer="layout" svg:x1="4.859cm" svg:y1="11.735cm" svg:x2="9.896cm" svg:y2="11.735cm">
              <text:p/>
            </draw:line>
            <draw:line draw:style-name="gr5" draw:text-style-name="P1" draw:layer="layout" svg:x1="9.876cm" svg:y1="11.735cm" svg:x2="14.987cm" svg:y2="11.735cm">
              <text:p/>
            </draw:line>
            <draw:line draw:style-name="gr5" draw:text-style-name="P1" draw:layer="layout" svg:x1="14.961cm" svg:y1="11.735cm" svg:x2="20.069cm" svg:y2="11.735cm">
              <text:p/>
            </draw:line>
            <draw:line draw:style-name="gr5" draw:text-style-name="P1" draw:layer="layout" svg:x1="20.062cm" svg:y1="11.735cm" svg:x2="25.149cm" svg:y2="11.735cm">
              <text:p/>
            </draw:line>
          </draw:g>
          <draw:frame draw:style-name="gr6" draw:layer="layout" svg:width="2.331cm" svg:height="0.962cm" svg:x="2.09cm" svg:y="11.271cm">
            <draw:text-box>
              <text:p>Period</text:p>
            </draw:text-box>
          </draw:frame>
          <draw:polyline draw:style-name="gr7" draw:text-style-name="P1" draw:layer="layout" svg:width="20.292cm" svg:height="5.158cm" svg:x="4.842cm" svg:y="4.789cm" svg:viewBox="0 0 20293 5159" draw:points="0,0 2487,0 2487,5159 5080,5159 5080,53 6297,53 6297,5133 10160,5133 10160,26 13996,26 13996,5106 15240,5106 15240,26 15901,26 15901,5053 20293,5053 20240,5106">
            <text:p/>
          </draw:polyline>
          <draw:frame draw:style-name="gr8" draw:layer="layout" svg:width="2.259cm" svg:height="0.962cm" svg:x="25.427cm" svg:y="9.339cm">
            <draw:text-box>
              <text:p>Signal</text:p>
            </draw:text-box>
          </draw:frame>
          <draw:frame draw:style-name="gr9" draw:text-style-name="P2" draw:layer="layout" svg:width="2.741cm" svg:height="0.806cm" svg:x="6.112cm" svg:y="12.035cm">
            <draw:text-box>
              <text:p><text:span text:style-name="T1">DCy=50%</text:span></text:p>
            </draw:text-box>
          </draw:frame>
          <draw:frame draw:style-name="gr9" draw:text-style-name="P2" draw:layer="layout" svg:width="2.741cm" svg:height="0.806cm" svg:x="11.113cm" svg:y="12.035cm">
            <draw:text-box>
              <text:p><text:span text:style-name="T1">DCy=25%</text:span></text:p>
            </draw:text-box>
          </draw:frame>
          <draw:frame draw:style-name="gr9" draw:text-style-name="P2" draw:layer="layout" svg:width="2.741cm" svg:height="0.806cm" svg:x="16.514cm" svg:y="12.035cm">
            <draw:text-box>
              <text:p><text:span text:style-name="T1">DCy=75%</text:span></text:p>
            </draw:text-box>
          </draw:frame>
          <draw:frame draw:style-name="gr10" draw:text-style-name="P2" draw:layer="layout" svg:width="3.156cm" svg:height="0.806cm" svg:x="21.415cm" svg:y="12.035cm">
            <draw:text-box>
              <text:p><text:span text:style-name="T1">DCy=12.5%</text:span></text:p>
            </draw:text-box>
          </draw:frame>
        </draw:g>
      </draw:page>
      <draw:page draw:name="page2" draw:style-name="dp1" draw:master-page-name="Default">
        <draw:g>
          <draw:line draw:style-name="gr1" draw:text-style-name="P1" draw:layer="layout" svg:x1="4.763cm" svg:y1="11.181cm" svg:x2="26.673cm" svg:y2="11.181cm">
            <text:p/>
          </draw:line>
          <draw:line draw:style-name="gr2" draw:text-style-name="P1" draw:layer="layout" svg:x1="4.862cm" svg:y1="11.184cm" svg:x2="4.862cm" svg:y2="3.535cm">
            <text:p/>
          </draw:line>
          <draw:frame draw:style-name="gr3" draw:layer="layout" svg:width="3.321cm" svg:height="0.962cm" svg:x="1.46cm" svg:y="9.388cm">
            <draw:text-box>
              <text:p>Low State</text:p>
            </draw:text-box>
          </draw:frame>
          <draw:frame draw:style-name="gr4" draw:layer="layout" svg:width="3.461cm" svg:height="0.962cm" svg:x="1.461cm" svg:y="4.288cm">
            <draw:text-box>
              <text:p>High State</text:p>
            </draw:text-box>
          </draw:frame>
          <draw:g>
            <draw:line draw:style-name="gr5" draw:text-style-name="P1" draw:layer="layout" svg:x1="4.86cm" svg:y1="11.735cm" svg:x2="9.897cm" svg:y2="11.735cm">
              <text:p/>
            </draw:line>
            <draw:line draw:style-name="gr5" draw:text-style-name="P1" draw:layer="layout" svg:x1="9.877cm" svg:y1="11.735cm" svg:x2="14.988cm" svg:y2="11.735cm">
              <text:p/>
            </draw:line>
            <draw:line draw:style-name="gr5" draw:text-style-name="P1" draw:layer="layout" svg:x1="14.962cm" svg:y1="11.735cm" svg:x2="20.07cm" svg:y2="11.735cm">
              <text:p/>
            </draw:line>
            <draw:line draw:style-name="gr5" draw:text-style-name="P1" draw:layer="layout" svg:x1="20.063cm" svg:y1="11.735cm" svg:x2="25.15cm" svg:y2="11.735cm">
              <text:p/>
            </draw:line>
          </draw:g>
          <draw:frame draw:style-name="gr6" draw:layer="layout" svg:width="2.331cm" svg:height="0.962cm" svg:x="2.091cm" svg:y="11.271cm">
            <draw:text-box>
              <text:p>Period</text:p>
            </draw:text-box>
          </draw:frame>
          <draw:polyline draw:style-name="gr7" draw:text-style-name="P1" draw:layer="layout" svg:width="20.292cm" svg:height="5.158cm" svg:x="4.843cm" svg:y="4.789cm" svg:viewBox="0 0 20293 5159" draw:points="0,0 2487,0 2487,5159 5080,5159 5080,53 6297,53 6297,5133 10160,5133 10160,26 13996,26 13996,5106 15240,5106 15240,26 15901,26 15901,5053 20293,5053 20240,5106">
            <text:p/>
          </draw:polyline>
          <draw:frame draw:style-name="gr8" draw:layer="layout" svg:width="2.259cm" svg:height="0.962cm" svg:x="25.428cm" svg:y="9.339cm">
            <draw:text-box>
              <text:p>Signal</text:p>
            </draw:text-box>
          </draw:frame>
          <draw:frame draw:style-name="gr9" draw:text-style-name="P2" draw:layer="layout" svg:width="2.741cm" svg:height="0.806cm" svg:x="6.113cm" svg:y="12.035cm">
            <draw:text-box>
              <text:p><text:span text:style-name="T1">DCy=50%</text:span></text:p>
            </draw:text-box>
          </draw:frame>
          <draw:frame draw:style-name="gr9" draw:text-style-name="P2" draw:layer="layout" svg:width="2.741cm" svg:height="0.806cm" svg:x="11.114cm" svg:y="12.035cm">
            <draw:text-box>
              <text:p><text:span text:style-name="T1">DCy=25%</text:span></text:p>
            </draw:text-box>
          </draw:frame>
          <draw:frame draw:style-name="gr9" draw:text-style-name="P2" draw:layer="layout" svg:width="2.741cm" svg:height="0.806cm" svg:x="16.515cm" svg:y="12.035cm">
            <draw:text-box>
              <text:p><text:span text:style-name="T1">DCy=75%</text:span></text:p>
            </draw:text-box>
          </draw:frame>
          <draw:frame draw:style-name="gr10" draw:text-style-name="P2" draw:layer="layout" svg:width="3.156cm" svg:height="0.806cm" svg:x="21.416cm" svg:y="12.035cm">
            <draw:text-box>
              <text:p><text:span text:style-name="T1">DCy=12.5%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0:11:38.271679958</meta:creation-date>
    <dc:date>2015-04-29T14:58:29.031092176</dc:date>
    <meta:editing-duration>PT33M22S</meta:editing-duration>
    <meta:editing-cycles>3</meta:editing-cycles>
    <meta:generator>LibreOffice/4.3.5.2.0$Linux_X86_64 LibreOffice_project/430m0$Build-2</meta:generator>
    <meta:document-statistic meta:object-count="34"/>
  </office:meta>
</office:document-meta>
</file>